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7">
            <text:p>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11_20-48-49_000.jpg</text:p>
          </table:table-cell>
          <table:table-cell table:style-name="ce26" office:value-type="string">
            <text:p>:m 保管場所 / what=キンカン、きんかん、金冠 / location=西側の棚：南側：下から２番目の段：向かって、右側：ダンボールで作った中棚の、上,expire=１年間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保管場所 / what=キンカン、きんかん、金冠 / location=西側の棚：南側：下から２番目の段：向かって、右側：ダンボールで作った中棚の、上,expire=１年間,other=~">
            <text:p>:m 保管場所 / what=キンカン、きんかん、金冠 / location=西側の棚：南側：下から２番目の段：向かって、右側：ダンボールで作った中棚の、上,expire=１年間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7-11_21-20-1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7-12_01-37-47_000.jpg</text:p>
          </table:table-cell>
          <table:table-cell table:style-name="ce26" office:value-type="string">
            <text:p>:m :PHOTO 寝た時刻 / 2023 / オナニー、未了、duration=35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 / オナニー、未了、duration=35m時間ぐらい,other=~">
            <text:p>:m :PHOTO 寝た時刻 / 2023 / オナニー、未了、duration=35m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7-12_07-38-16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7-12_07-40-5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7-12_07-41-07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：左手のゆりに巻き付いている、つる性の植物の、つる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7-12_12-51-1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47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2">2023/07/12</text:date>, <text:time>17:28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12T17:28:31.16</dc:date>
    <dc:creator>岩淵 謙</dc:creator>
    <meta:editing-duration>P57DT14H31M22S</meta:editing-duration>
    <meta:editing-cycles>19105</meta:editing-cycles>
    <meta:document-statistic meta:table-count="2" meta:cell-count="915" meta:object-count="0"/>
    <meta:user-defined meta:name="qrichtext">1</meta:user-defined>
  </office:meta>
</office:document-meta>
</file>